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3592" officeooo:paragraph-rsid="00123592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23592" officeooo:paragraph-rsid="00123592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23592" officeooo:paragraph-rsid="00123592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47536" officeooo:paragraph-rsid="00147536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3e62" officeooo:paragraph-rsid="00173e62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23592" officeooo:paragraph-rsid="00123592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officeooo:paragraph-rsid="00123592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officeooo:rsid="00123592" officeooo:paragraph-rsid="00123592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officeooo:rsid="00173e62" officeooo:paragraph-rsid="00173e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style:text-underline-style="none" officeooo:rsid="00123592" officeooo:paragraph-rsid="0012359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style:text-underline-style="none" officeooo:rsid="00123592" officeooo:paragraph-rsid="0013e0f7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style:text-underline-style="none" officeooo:rsid="00123592" officeooo:paragraph-rsid="00173e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11pt" style:text-underline-style="none" officeooo:rsid="0016100c" officeooo:paragraph-rsid="00173e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officeooo:paragraph-rsid="0016100c"/>
    </style:style>
    <style:style style:name="P15" style:family="paragraph" style:parent-style-name="Standard">
      <style:paragraph-properties fo:text-align="start" style:justify-single-word="false"/>
      <style:text-properties officeooo:paragraph-rsid="00173e62"/>
    </style:style>
    <style:style style:name="P16" style:family="paragraph" style:parent-style-name="Standard">
      <style:paragraph-properties fo:text-align="start" style:justify-single-word="false"/>
      <style:text-properties officeooo:rsid="00147536" officeooo:paragraph-rsid="00123592"/>
    </style:style>
    <style:style style:name="P17" style:family="paragraph" style:parent-style-name="Standard">
      <style:paragraph-properties fo:text-align="start" style:justify-single-word="false"/>
      <style:text-properties officeooo:rsid="0016100c" officeooo:paragraph-rsid="00173e62"/>
    </style:style>
    <style:style style:name="T1" style:family="text">
      <style:text-properties officeooo:rsid="00123592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47536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0.5pt" style:font-size-asian="9.14999961853027pt" style:font-size-complex="10.5pt"/>
    </style:style>
    <style:style style:name="T6" style:family="text">
      <style:text-properties fo:font-size="11pt" style:text-underline-style="none" style:font-size-asian="9.60000038146973pt" style:font-size-complex="11pt"/>
    </style:style>
    <style:style style:name="T7" style:family="text">
      <style:text-properties fo:font-size="11pt" style:text-underline-style="none" officeooo:rsid="00147536" style:font-size-asian="9.60000038146973pt" style:font-size-complex="11pt"/>
    </style:style>
    <style:style style:name="T8" style:family="text">
      <style:text-properties fo:font-size="11pt" style:text-underline-style="none" officeooo:rsid="0016100c" style:font-size-asian="9.60000038146973pt" style:font-size-complex="11pt"/>
    </style:style>
    <style:style style:name="T9" style:family="text">
      <style:text-properties fo:font-size="11pt" fo:font-style="italic" style:text-underline-style="none" officeooo:rsid="00147536" style:font-size-asian="9.60000038146973pt" style:font-size-complex="11pt"/>
    </style:style>
    <style:style style:name="T10" style:family="text">
      <style:text-properties fo:font-size="11pt" fo:font-style="italic" style:text-underline-style="none" officeooo:rsid="0016100c" style:font-size-asian="9.60000038146973pt" style:font-size-complex="11pt"/>
    </style:style>
    <style:style style:name="T11" style:family="text">
      <style:text-properties fo:font-size="11pt" fo:font-style="italic" style:text-underline-style="none" officeooo:rsid="0013e0f7" style:font-size-asian="9.60000038146973pt" style:font-size-complex="11pt"/>
    </style:style>
    <style:style style:name="T12" style:family="text">
      <style:text-properties fo:font-size="11pt" fo:font-style="normal" style:text-underline-style="none" style:font-size-asian="9.60000038146973pt" style:font-style-asian="normal" style:font-size-complex="11pt" style:font-style-complex="normal"/>
    </style:style>
    <style:style style:name="T13" style:family="text">
      <style:text-properties style:font-size-asian="11pt"/>
    </style:style>
    <style:style style:name="T14" style:family="text">
      <style:text-properties officeooo:rsid="0013e0f7" style:font-size-asian="11pt"/>
    </style:style>
    <style:style style:name="T15" style:family="text">
      <style:text-properties officeooo:rsid="00173e62" style:font-size-asian="11pt"/>
    </style:style>
    <style:style style:name="T16" style:family="text">
      <style:text-properties officeooo:rsid="0016100c"/>
    </style:style>
    <style:style style:name="T17" style:family="text">
      <style:text-properties style:text-position="-33% 80%" fo:font-size="12pt" fo:font-style="italic" style:text-underline-style="none" officeooo:rsid="00147536" style:font-size-asian="12pt" style:font-size-complex="12pt"/>
    </style:style>
    <style:style style:name="T18" style:family="text">
      <style:text-properties style:text-position="-33% 80%" fo:font-size="13pt" fo:font-style="italic" style:text-underline-style="none" officeooo:rsid="0016100c" style:font-size-asian="13pt" style:font-size-complex="13pt"/>
    </style:style>
    <style:style style:name="T19" style:family="text">
      <style:text-properties style:font-name="symbol" fo:font-size="11pt" style:text-underline-style="none" officeooo:rsid="00147536" style:font-size-asian="9.60000038146973pt" style:font-size-complex="11pt"/>
    </style:style>
    <style:style style:name="T20" style:family="text">
      <style:text-properties fo:language="el" fo:country="GR"/>
    </style:style>
    <style:style style:name="T21" style:family="text">
      <style:text-properties style:text-position="0% 100%" fo:font-size="10pt" fo:language="el" fo:country="GR" fo:font-style="italic" style:text-underline-style="none" officeooo:rsid="0016100c" style:font-size-asian="9.60000038146973pt" style:font-size-complex="11pt"/>
    </style:style>
    <style:style style:name="T22" style:family="text">
      <style:text-properties style:text-position="0% 100%" fo:font-size="11pt" fo:font-style="italic" style:text-underline-style="none" style:font-size-asian="9.60000038146973pt" style:font-style-asian="normal" style:font-size-complex="11pt" style:font-style-complex="normal"/>
    </style:style>
    <style:style style:name="T23" style:family="text">
      <style:text-properties style:text-position="0% 100%" fo:font-size="11pt" style:text-underline-style="none" style:font-size-asian="9.60000038146973pt" style:font-size-complex="11pt"/>
    </style:style>
    <style:style style:name="T24" style:family="text">
      <style:text-properties style:text-position="0% 100%" fo:font-size="11pt" fo:font-style="normal" style:text-underline-style="none" officeooo:rsid="00147536" style:font-size-asian="9.60000038146973pt" style:font-style-asian="normal" style:font-size-complex="11pt" style:font-style-complex="normal"/>
    </style:style>
    <style:style style:name="T25" style:family="text">
      <style:text-properties style:text-position="0% 100%" fo:font-size="11pt" fo:font-style="normal" style:text-underline-style="none" officeooo:rsid="00173e62" style:font-size-asian="9.60000038146973pt" style:font-style-asian="normal" style:font-size-complex="11pt" style:font-style-complex="normal"/>
    </style:style>
    <style:style style:name="T26" style:family="text">
      <style:text-properties style:text-position="0% 100%" fo:font-style="normal" officeooo:rsid="0016100c" style:font-style-asian="normal" style:font-style-complex="normal"/>
    </style:style>
    <style:style style:name="T27" style:family="text">
      <style:text-properties style:text-position="sub 58%" fo:font-size="11pt" style:text-underline-style="none" style:font-size-asian="9.60000038146973pt" style:font-size-complex="11pt"/>
    </style:style>
    <style:style style:name="T28" style:family="text">
      <style:text-properties style:text-position="sub 58%" fo:font-size="12pt" fo:font-style="italic" style:text-underline-style="none" officeooo:rsid="0016100c" style:font-size-asian="12pt" style:font-size-complex="12pt"/>
    </style:style>
    <style:style style:name="T29" style:family="text">
      <style:text-properties style:text-position="sub 58%" fo:font-size="13pt" fo:font-style="italic" style:text-underline-style="none" officeooo:rsid="0016100c" style:font-size-asian="13pt" style:font-size-complex="13pt"/>
    </style:style>
    <style:style style:name="T30" style:family="text">
      <style:text-properties style:text-position="sub 58%" fo:font-style="normal" officeooo:rsid="0016100c" style:font-style-asian="normal" style:font-style-complex="normal"/>
    </style:style>
    <style:style style:name="T31" style:family="text">
      <style:text-properties fo:font-style="normal" officeooo:rsid="0016100c" style:font-style-asian="normal" style:font-style-complex="normal"/>
    </style:style>
    <style:style style:name="T32" style:family="text">
      <style:text-properties fo:color="#000000" style:text-position="0% 100%" fo:font-size="10pt" fo:font-style="italic" style:text-underline-style="none" officeooo:rsid="00147536" style:font-size-asian="9.60000038146973pt" style:font-size-complex="11pt"/>
    </style:style>
    <style:style style:name="T33" style:family="text">
      <style:text-properties fo:color="#000000" style:text-position="0% 100%" fo:font-size="11pt" fo:font-style="normal" style:text-underline-style="none" officeooo:rsid="0016100c" style:font-size-asian="11pt" style:font-style-asian="normal" style:font-size-complex="11pt" style:font-style-complex="normal"/>
    </style:style>
    <style:style style:name="T34" style:family="text">
      <style:text-properties fo:color="#000000" style:text-position="0% 100%" fo:font-size="11pt" fo:language="el" fo:country="GR" fo:font-style="normal" style:text-underline-style="none" officeooo:rsid="0016100c" style:font-size-asian="11pt" style:font-style-asian="normal" style:font-size-complex="11pt" style:font-style-complex="normal"/>
    </style:style>
    <style:style style:name="T35" style:family="text">
      <style:text-properties fo:color="#000000" fo:font-size="11pt" fo:font-style="italic" style:text-underline-style="none" officeooo:rsid="0016100c" style:font-size-asian="9.60000038146973pt" style:font-size-complex="11pt"/>
    </style:style>
    <style:style style:name="T36" style:family="text">
      <style:text-properties fo:color="#000000" style:text-position="sub 58%" fo:font-size="13pt" fo:font-style="italic" style:text-underline-style="none" officeooo:rsid="0016100c" style:font-size-asian="13pt" style:font-size-complex="13pt"/>
    </style:style>
    <style:style style:name="T37" style:family="text">
      <style:text-properties fo:color="#000000" style:text-position="-33% 80%" fo:font-size="13pt" fo:font-style="italic" style:text-underline-style="none" officeooo:rsid="00147536" style:font-size-asian="13pt" style:font-size-complex="13pt"/>
    </style:style>
    <style:style style:name="T38" style:family="text">
      <style:text-properties fo:color="#000000" style:text-position="-33% 80%" fo:font-size="10pt" fo:font-style="italic" style:text-underline-style="none" officeooo:rsid="00147536" style:font-size-asian="9.60000038146973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tte</text:p>
      <text:p text:style-name="P1">Sébastien</text:p>
      <text:p text:style-name="P6">Introduction à l'apprentissage automatique </text:p>
      <text:p text:style-name="P2"/>
      <text:p text:style-name="P7"><text:span text:style-name="T1">Projet : </text:span><text:bookmark text:name="sujetperceptron_multiclasses"/>Perceptron multiclasses</text:p>
      <text:p text:style-name="P2"/>
      <text:p text:style-name="P2"/>
      <text:p text:style-name="P3"><text:span text:style-name="T4">Présentation </text:span>:</text:p>
      <text:p text:style-name="P8"/>
      <text:p text:style-name="P12"><text:tab/><text:span text:style-name="T13">Nous</text:span><text:span text:style-name="T5"> </text:span><text:span text:style-name="T13">utiliserons le jeu de données Caltech101 silhouettes qui contient 4100 images d’apprentissage et 2000 images de test. Nous allons créer un vecteur w pour chacune des 101 classes <text:s/>qui sera de la taille de celui de l’image (+1 pour le biais). Pour chaque image, on va essayer de trouver sa classe en faisant une prédiction pour chaque classe (grâce à la fonction mathématique ‘softmax’ </text:span><text:span text:style-name="T15">et le produit scalaire</text:span><text:span text:style-name="T13">) puis on compare cette prédiction avec le label de l’image. Si </text:span><text:span text:style-name="T14">la prédiction est fausse </text:span><text:span text:style-name="T31">on utilise la formule ci dessous pour mettre à jour le poids du vecteur w</text:span><text:span text:style-name="T30">k </text:span><text:span text:style-name="T26">:</text:span></text:p>
      <text:p text:style-name="P15"><text:span text:style-name="T10"/></text:p>
      <text:p text:style-name="P15"><text:span text:style-name="T10"><text:tab/></text:span><text:span text:style-name="T35">w</text:span><text:span text:style-name="T36">k</text:span><text:span text:style-name="T37">i</text:span><text:span text:style-name="T38"> </text:span><text:span text:style-name="T32">: </text:span><text:span text:style-name="T33">pixel i du vecteur w de la classe k</text:span></text:p>
      <text:p text:style-name="P15"><text:span text:style-name="T21"><text:tab/>ζ : </text:span><text:span text:style-name="T34">taux d’apprentissage, que l’on a fixé à 0,8</text:span></text:p>
      <text:p text:style-name="P15"><text:span text:style-name="T21"/></text:p>
      <text:p text:style-name="P15"><text:span text:style-name="T9"><text:tab/>w</text:span><text:span text:style-name="T29">k</text:span><text:span text:style-name="T18">i</text:span><text:span text:style-name="T7"> </text:span><text:span text:style-name="T19">¬</text:span><text:span text:style-name="T7"> </text:span><text:span text:style-name="T9">w</text:span><text:span text:style-name="T29">k</text:span><text:span text:style-name="T18">i</text:span><text:span text:style-name="T7"> + </text:span><text:span text:style-name="T20">ζ <text:s/></text:span><text:span text:style-name="T7">(</text:span><text:span text:style-name="T10">label</text:span><text:span text:style-name="T17">i</text:span><text:span text:style-name="T10"> –</text:span><text:span text:style-name="T7"> </text:span><text:span text:style-name="T10">prediction</text:span><text:span text:style-name="T28">k</text:span><text:span text:style-name="T7">)</text:span><text:span text:style-name="T9">x</text:span><text:span text:style-name="T17">i</text:span></text:p>
      <text:p text:style-name="P15"><text:span text:style-name="T24">E</text:span><text:span text:style-name="T25">t on exécutera l’apprentissage 20 fois afin de le renforcer. </text:span></text:p>
      <text:p text:style-name="P13"><text:span text:style-name="T11"/></text:p>
      <text:p text:style-name="P10"><text:span text:style-name="T14"/></text:p>
      <text:p text:style-name="P11"><text:span text:style-name="T14"><text:tab/>Ainsi à la fin de l’apprentissage on à chaque vecteur w qui correspond à sa classe et grâce à ces vecteurs on peut déterminer la classe d’une image (qui n’a pas encore été testée) avec une certaine précision.</text:span></text:p>
      <text:p text:style-name="P11"><text:span text:style-name="T14">L’image sera attribuée à classe du vecteur w duquel elle se rapproche le plus. <text:s/></text:span></text:p>
      <text:p text:style-name="P16"><text:span text:style-name="T6"/>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41:03.530030179</meta:creation-date>
    <dc:date>2018-11-07T17:36:33.354689305</dc:date>
    <meta:editing-duration>PT8M16S</meta:editing-duration>
    <meta:editing-cycles>1</meta:editing-cycles>
    <meta:document-statistic meta:table-count="0" meta:image-count="0" meta:object-count="0" meta:page-count="2" meta:paragraph-count="12" meta:word-count="202" meta:character-count="1161" meta:non-whitespace-character-count="959"/>
    <meta:generator>LibreOffice/5.1.6.2$Linux_X86_64 LibreOffice_project/10m0$Build-2</meta:generator>
  </office:meta>
</office:document-meta>
</file>